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B7000000B73AE0EFF4.png" manifest:media-type="image/png"/>
  <manifest:file-entry manifest:full-path="Pictures/10014404000012F4000012F443590467.svg" manifest:media-type="image/svg+xml"/>
  <manifest:file-entry manifest:full-path="Pictures/10000000000006750000013835908D1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0709in"/>
    </style:style>
    <style:style style:name="co2" style:family="table-column">
      <style:table-column-properties fo:break-before="auto" style:column-width="0.1535in"/>
    </style:style>
    <style:style style:name="co3" style:family="table-column">
      <style:table-column-properties fo:break-before="auto" style:column-width="0.15in"/>
    </style:style>
    <style:style style:name="co4" style:family="table-column">
      <style:table-column-properties fo:break-before="auto" style:column-width="0.2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252in"/>
    </style:style>
    <style:style style:name="co7" style:family="table-column">
      <style:table-column-properties fo:break-before="auto" style:column-width="0.25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83in" fo:break-before="auto" style:use-optimal-row-height="false"/>
    </style:style>
    <style:style style:name="ro3" style:family="table-row">
      <style:table-row-properties style:row-height="0.1528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4555in" fo:break-before="auto" style:use-optimal-row-height="true"/>
    </style:style>
    <style:style style:name="ro6" style:family="table-row">
      <style:table-row-properties style:row-height="0.0965in" fo:break-before="auto" style:use-optimal-row-height="false"/>
    </style:style>
    <style:style style:name="ro7" style:family="table-row">
      <style:table-row-properties style:row-height="0.2717in" fo:break-before="auto" style:use-optimal-row-height="false"/>
    </style:style>
    <style:style style:name="ro8" style:family="table-row">
      <style:table-row-properties style:row-height="0.3102in" fo:break-before="auto" style:use-optimal-row-height="true"/>
    </style:style>
    <style:style style:name="ro9" style:family="table-row">
      <style:table-row-properties style:row-height="0.2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GeoSlab703 MdCn BT" fo:font-size="10pt" style:font-size-asian="10pt" style:font-size-complex="10pt"/>
    </style:style>
    <style:style style:name="ce7" style:family="table-cell" style:parent-style-name="Default">
      <style:text-properties style:font-name="GeoSlab703 MdCn BT" fo:font-size="9pt" style:font-size-asian="9pt" style:font-size-complex="9pt"/>
    </style:style>
    <style:style style:name="ce4" style:family="table-cell" style:parent-style-name="Default" style:data-style-name="N100">
      <style:table-cell-properties style:text-align-source="fix" style:repeat-content="false" fo:padding="0in" style:vertical-align="top"/>
      <style:paragraph-properties fo:text-align="end" fo:margin-left="0in"/>
      <style:text-properties style:font-name="GeoSlab703 MdCn BT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0.74pt solid #1f497d" fo:background-color="#1f497d" style:text-align-source="fix" style:repeat-content="false" fo:border-left="0.74pt solid #1f497d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74pt solid #1f497d" style:text-align-source="fix" style:repeat-content="false" fo:wrap-option="wrap" fo:border-left="0.74pt solid #1f497d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74pt solid #1f497d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order="0.74pt solid #1f497d" style:vertical-align="middle"/>
      <style:paragraph-properties fo:text-align="start" fo:margin-left="0in"/>
      <style:text-properties style:font-name="GeoSlab703 MdCn BT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0000" style:font-name="GeoSlab703 MdCn BT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 style:vertical-align="middl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padding="0in" style:vertical-align="top"/>
      <style:paragraph-properties fo:text-align="center"/>
      <style:text-properties fo:color="#ff0000" style:font-name="GeoSlab703 MdCn BT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17" style:family="table-cell" style:parent-style-name="Default">
      <style:table-cell-properties fo:border-bottom="0.74pt solid #1f497d" fo:background-color="#1f497d" fo:border-left="none" fo:border-right="none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fo:border-bottom="0.74pt solid #1f497d" fo:border-left="none" fo:border-right="none" fo:border-top="none"/>
      <style:text-properties style:font-name="GeoSlab703 MdCn BT" fo:font-size="8pt" style:font-size-asian="8pt" style:font-size-complex="8pt"/>
    </style:style>
    <style:style style:name="ce19" style:family="table-cell" style:parent-style-name="Default">
      <style:table-cell-properties fo:border="0.74pt solid #1f497d"/>
      <style:text-properties style:font-name="GeoSlab703 MdCn BT" fo:font-size="8pt" style:font-size-asian="8pt" style:font-size-complex="8pt"/>
    </style:style>
    <style:style style:name="ce20" style:family="table-cell" style:parent-style-name="Default">
      <style:table-cell-properties fo:border="0.74pt solid #1f497d"/>
      <style:text-properties style:font-name="GeoSlab703 MdCn BT" fo:font-size="10pt" style:font-size-asian="10pt" style:font-size-complex="10pt"/>
    </style:style>
    <style:style style:name="ce46" style:family="table-cell" style:parent-style-name="Default" style:data-style-name="N104">
      <style:table-cell-properties style:text-align-source="fix" style:repeat-content="false" fo:border="0.74pt solid #1f497d" fo:padding-bottom="0.0138in" fo:padding-left="0.0417in" fo:padding-right="0.0417in" fo:padding-top="0.0138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48" style:family="table-cell" style:parent-style-name="Default">
      <style:table-cell-properties fo:padding="0in" style:vertical-align="top"/>
      <style:text-properties style:font-name="GeoSlab703 MdCn BT"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wrap-option="wrap" fo:padding="0in" style:vertical-align="top"/>
      <style:paragraph-properties fo:text-align="start" fo:margin-left="0in"/>
      <style:text-properties style:font-name="GeoSlab703 MdCn BT" fo:font-size="8pt" style:font-size-asian="8pt" style:font-size-complex="8pt"/>
    </style:style>
    <style:style style:name="ce50" style:family="table-cell" style:parent-style-name="Default">
      <style:table-cell-properties fo:border-bottom="0.74pt solid #1f497d" fo:background-color="#1f497d" style:text-align-source="fix" style:repeat-content="false" fo:border-left="0.74pt solid #b4c7dc" fo:padding="0.0693in" fo:border-right="0.74pt solid #b4c7dc" fo:border-top="0.74pt solid #1f497d" style:vertical-align="middle"/>
      <style:paragraph-properties fo:text-align="center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56" style:family="table-cell" style:parent-style-name="Default">
      <style:table-cell-properties fo:border-bottom="0.74pt solid #1f497d" style:text-align-source="fix" style:repeat-content="false" fo:wrap-option="wrap" fo:border-left="0.74pt solid #b4c7dc" fo:padding="0.0693in" fo:border-right="0.74pt solid #b4c7dc" fo:border-top="none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74pt solid #1f497d" fo:padding="0.0693in" style:vertical-align="middle"/>
      <style:paragraph-properties fo:text-align="center" fo:margin-left="0in"/>
      <style:text-properties style:font-name="GeoSlab703 MdCn BT" fo:font-size="8pt" style:font-size-asian="8pt" style:font-size-complex="8pt"/>
    </style:style>
    <style:style style:name="ce27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none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fo:border-bottom="0.74pt solid #1f497d" style:text-align-source="fix" style:repeat-content="false" fo:border-left="none" fo:padding="0.0693in" fo:border-right="none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border="0.74pt solid #1f497d" fo:padding="0.0693in"/>
      <style:paragraph-properties fo:text-align="start" fo:margin-left="0in"/>
      <style:text-properties style:font-name="GeoSlab703 MdCn BT" fo:font-size="8pt" style:font-size-asian="8pt" style:font-size-complex="8pt"/>
    </style:style>
    <style:style style:name="ce30" style:family="table-cell" style:parent-style-name="Default">
      <style:table-cell-properties fo:border-bottom="0.74pt solid #1f497d" fo:background-color="#1f497d" style:text-align-source="fix" style:repeat-content="false" fo:border-left="none" fo:padding="0.0693in" fo:border-right="0.74pt solid #b4c7dc" fo:border-top="0.74pt solid #1f497d"/>
      <style:paragraph-properties fo:text-align="start" fo:margin-left="0in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74pt solid #1f497d" style:text-align-source="fix" style:repeat-content="false" fo:border-left="none" fo:padding="0.0693in" fo:border-right="0.74pt solid #b4c7dc" fo:border-top="none"/>
      <style:paragraph-properties fo:text-align="start" fo:margin-left="0in"/>
      <style:text-properties style:font-name="GeoSlab703 MdCn BT" fo:font-size="8pt" style:font-size-asian="8pt" style:font-size-complex="8pt"/>
    </style:style>
    <style:style style:name="ce32" style:family="table-cell" style:parent-style-name="Default">
      <style:table-cell-properties fo:border-bottom="0.74pt solid #1f497d" fo:background-color="#1f497d" style:text-align-source="fix" style:repeat-content="false" fo:wrap-option="wrap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74pt solid #1f497d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4" style:family="table-cell" style:parent-style-name="Default">
      <style:table-cell-properties fo:border-bottom="0.74pt solid #1f497d" fo:background-color="#1f497d" style:text-align-source="fix" style:repeat-content="false" fo:wrap-option="wrap" fo:border-left="0.74pt solid #b4c7dc" fo:border-right="0.74pt solid #b4c7dc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b4c7dc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 fo:border="0.74pt solid #1f497d" style:vertical-align="middle"/>
      <style:paragraph-properties fo:text-align="center"/>
      <style:text-properties style:font-name="GeoSlab703 MdCn BT" fo:font-size="10pt" style:font-size-asian="10pt" style:font-size-complex="10pt"/>
    </style:style>
    <style:style style:name="ce68" style:family="table-cell" style:parent-style-name="Default">
      <style:table-cell-properties fo:border-bottom="0.74pt solid #1f497d" fo:wrap-option="wrap" fo:border-left="none" fo:border-right="none" fo:border-top="none"/>
      <style:text-properties style:font-name="GeoSlab703 MdCn BT" fo:font-size="8pt" style:font-size-asian="8pt" style:font-size-complex="8pt"/>
    </style:style>
    <style:style style:name="ce69" style:family="table-cell" style:parent-style-name="Default">
      <style:table-cell-properties fo:wrap-option="wrap" fo:border="0.74pt solid #1f497d"/>
      <style:text-properties style:font-name="GeoSlab703 MdCn BT" fo:font-size="8pt" style:font-size-asian="8pt" style:font-size-complex="8pt"/>
    </style:style>
    <style:style style:name="ce37" style:family="table-cell" style:parent-style-name="Default">
      <style:text-properties style:font-name="GeoSlab703 MdCn BT"/>
    </style:style>
    <style:style style:name="ce38" style:family="table-cell" style:parent-style-name="Default">
      <style:table-cell-properties fo:border-bottom="0.74pt solid #1f497d" fo:background-color="#1f497d" fo:border-left="none" fo:border-right="0.74pt solid #b4c7dc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order-bottom="0.74pt solid #1f497d" fo:wrap-option="wrap" fo:border-left="none" fo:border-right="0.74pt solid #b4c7dc" fo:border-top="none"/>
      <style:text-properties style:font-name="GeoSlab703 MdCn BT" fo:font-size="8pt" style:font-size-asian="8pt" style:font-size-complex="8pt"/>
    </style:style>
    <style:style style:name="ce40" style:family="table-cell" style:parent-style-name="Default">
      <style:table-cell-properties fo:border-bottom="0.74pt solid #1f497d" fo:background-color="#1f497d" style:text-align-source="fix" style:repeat-content="false" fo:border-left="0.74pt solid #b4c7dc" fo:border-right="0.74pt solid #1f497d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4" style:family="table-cell" style:parent-style-name="Default">
      <style:table-cell-properties fo:border-bottom="0.74pt solid #1f497d" style:text-align-source="fix" style:repeat-content="false" fo:wrap-option="wrap" fo:border-left="0.74pt solid #b4c7dc" fo:border-right="0.74pt solid #1f497d" fo:border-top="none" style:vertical-align="middle"/>
      <style:paragraph-properties fo:text-align="center"/>
      <style:text-properties style:font-name="GeoSlab703 MdCn BT" fo:font-size="8pt" style:font-size-asian="8pt" style:font-size-complex="8pt"/>
    </style:style>
    <style:style style:name="ce43" style:family="table-cell" style:parent-style-name="Default">
      <style:table-cell-properties fo:border-bottom="0.74pt solid #1f497d" fo:background-color="#1f497d" style:text-align-source="fix" style:repeat-content="false" fo:border-left="none" fo:border-right="none" fo:border-top="0.74pt solid #1f497d" style:vertical-align="middle"/>
      <style:paragraph-properties fo:text-align="center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GeoSlab703 MdCn BT" fo:font-size="9pt" style:font-size-asian="9pt" style:font-size-complex="9pt"/>
    </style:style>
    <style:style style:name="ce45" style:family="table-cell" style:parent-style-name="Default">
      <style:table-cell-properties fo:border-bottom="0.74pt solid #1f497d" fo:background-color="#1f497d" fo:border-left="none" fo:border-right="0.74pt solid #1f497d" fo:border-top="0.74pt solid #1f497d"/>
      <style:text-properties fo:color="#ffffff" style:font-name="GeoSlab703 MdCn BT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fo:border-bottom="0.74pt solid #1f497d" fo:wrap-option="wrap" fo:border-left="none" fo:border-right="0.74pt solid #1f497d" fo:border-top="none"/>
      <style:text-properties style:font-name="GeoSlab703 MdCn BT" fo:font-size="8pt" style:font-size-asian="8pt" style:font-size-complex="8pt"/>
    </style:style>
    <style:style style:name="ce83" style:family="table-cell" style:parent-style-name="Default">
      <style:text-properties style:font-name="GeoSlab703 MdCn BT" fo:font-size="8pt" style:font-size-asian="8pt" style:font-size-complex="8pt"/>
    </style:style>
    <style:style style:name="gr1" style:family="graphic" style:parent-style-name="Default">
      <style:graphic-properties draw:stroke="none" svg:stroke-color="#000000" draw:fill="none" draw:fill-color="#ffffff" fo:min-height="0.3843in" loext:decorative="false"/>
      <style:paragraph-properties style:writing-mode="lr-tb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gr2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svg:stroke-color="#000000" draw:fill="none" draw:fill-color="#ffffff" fo:min-height="0.3252in" loext:decorative="false"/>
      <style:paragraph-properties style:writing-mode="lr-tb"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" style:family="paragraph">
      <loext:graphic-properties draw:fill="none" draw:fill-color="#ffffff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/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color="#ffffff" loext:opacity="100%" style:font-name="GeoSlab703 MdCn BT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table:shapes>
          <draw:frame draw:z-index="1" draw:name="Text Frame 1" draw:style-name="gr1" draw:text-style-name="P1" svg:width="2.8228in" svg:height="0.3843in" svg:x="0.2524in" svg:y="0.2996in">
            <draw:text-box>
              <text:p><text:span text:style-name="T1">PERUCONTROL.COM E.I.R.L.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26" table:default-cell-style-name="ce1"/>
        <table:table-column table:style-name="co7" table:default-cell-style-name="ce1"/>
        <table:table-column table:style-name="co3" table:number-columns-repeated="30" table:default-cell-style-name="ce1"/>
        <table:table-column table:style-name="co8" table:number-columns-repeated="16305" table:default-cell-style-name="ce1"/>
        <table:table-column table:style-name="co8" table:default-cell-style-name="ce37"/>
        <table:table-row table:style-name="ro1">
          <table:table-cell>
            <draw:frame draw:z-index="0" draw:name="Imagen 2" draw:style-name="gr2" draw:text-style-name="P2" svg:width="7.6177in" svg:height="0.7606in" svg:x="0in" svg:y="0in">
              <draw:image xlink:href="Pictures/10000000000006750000013835908D17.jpg" xlink:type="simple" xlink:show="embed" xlink:actuate="onLoad" draw:mime-type="image/jpeg">
                <text:p/>
              </draw:image>
              <svg:desc>Banner abstracto</svg:desc>
            </draw:frame>
          </table:table-cell>
          <table:table-cell table:number-columns-repeated="21"/>
          <table:table-cell>
            <draw:frame draw:z-index="2" draw:name="Image 2" draw:style-name="gr3" draw:text-style-name="P3" svg:width="0.802in" svg:height="0.802in" svg:x="0.0898in" svg:y="0in">
              <draw:image xlink:href="Pictures/10014404000012F4000012F443590467.svg" xlink:type="simple" xlink:show="embed" xlink:actuate="onLoad" draw:mime-type="image/svg+xml">
                <text:p/>
              </draw:image>
              <draw:image xlink:href="Pictures/10000001000000B7000000B73AE0EFF4.png" xlink:type="simple" xlink:show="embed" xlink:actuate="onLoad" draw:mime-type="image/png"/>
            </draw:frame>
          </table:table-cell>
          <table:table-cell table:number-columns-repeated="16361"/>
        </table:table-row>
        <table:table-row table:style-name="ro1">
          <table:table-cell table:number-columns-repeated="35"/>
          <table:table-cell>
            <draw:frame draw:z-index="3" draw:name="Text Frame 2" draw:style-name="gr4" draw:text-style-name="P5" svg:width="1.8138in" svg:height="0.3252in" svg:x="0.1161in" svg:y="0.0913in">
              <draw:text-box>
                <text:p text:style-name="P4"><text:span text:style-name="T1">Cotización/Propuesta</text:span></text:p>
              </draw:text-box>
            </draw:frame>
          </table:table-cell>
          <table:table-cell table:number-columns-repeated="16348"/>
        </table:table-row>
        <table:table-row table:style-name="ro1" table:number-rows-repeated="2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DIGESA</text:span> - Constancia de Habilitacion: N° {{digesa_habilitacion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Fecha:</text:p>
          </table:table-cell>
          <table:table-cell table:style-name="ce7" table:number-columns-repeated="11"/>
          <table:table-cell table:style-name="ce44" office:value-type="string" calcext:value-type="string">
            <text:p>{{fecha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Dirección</text:span>: {{direccion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N° de presupuesto</text:p>
          </table:table-cell>
          <table:table-cell table:style-name="ce7" table:number-columns-repeated="11"/>
          <table:table-cell table:style-name="ce44" office:value-type="string" calcext:value-type="string">
            <text:p>PCS{{cod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RUC</text:span>: {{ruc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Id. del cliente</text:p>
          </table:table-cell>
          <table:table-cell table:style-name="ce7" table:number-columns-repeated="11"/>
          <table:table-cell table:style-name="ce44" office:value-type="string" calcext:value-type="string">
            <text:p>{{nro_cliente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Celulares</text:span>: {{celulares_perucontrol}}</text:p>
          </table:table-cell>
          <table:table-cell table:style-name="ce7" table:number-columns-repeated="31"/>
          <table:table-cell table:style-name="Default"/>
          <table:table-cell table:style-name="ce37"/>
          <table:table-cell table:style-name="ce7" office:value-type="string" calcext:value-type="string">
            <text:p>Presupuesto válido hasta:</text:p>
          </table:table-cell>
          <table:table-cell table:style-name="ce7" table:number-columns-repeated="11"/>
          <table:table-cell table:style-name="ce44" office:value-type="string" calcext:value-type="string">
            <text:p>{{fecha_exp_cotizacion}}</text:p>
          </table:table-cell>
          <table:table-cell table:style-name="ce37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<text:span text:style-name="T2">Gerente  y Asesor Técnico</text:span>: {{gerente_perucontrol}}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3">
          <table:table-cell table:style-name="ce7"/>
          <table:table-cell table:style-name="ce7" office:value-type="string" calcext:value-type="string">
            <text:p>Nuestro Servicio tiene el amparo del <text:span text:style-name="T2">DS 022-2001 SA</text:span> y la Norma sanitaria <text:span text:style-name="T2">Nº 449-201-SA-DM</text:span></text:p>
          </table:table-cell>
          <table:table-cell table:style-name="ce7" table:number-columns-repeated="46"/>
          <table:table-cell table:style-name="ce44"/>
          <table:table-cell table:number-columns-repeated="1633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{{nombre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direccion_fiscal_cliente}}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{{trabajos_realizar_en}} {{direccion_servicio_cliente}}</text:p>
          </table:table-cell>
          <table:table-cell table:number-columns-repeated="16382"/>
        </table:table-row>
        <table:table-row table:style-name="ro4">
          <table:table-cell/>
          <table:table-cell office:value-type="string" calcext:value-type="string">
            <text:p><text:span text:style-name="T2">Atención</text:span>: {{contacto_cliente}}</text:p>
          </table:table-cell>
          <table:table-cell table:number-columns-repeated="16382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Banco</text:p>
          </table:table-cell>
          <table:covered-table-cell table:number-columns-repeated="2" table:style-name="ce17"/>
          <table:table-cell table:style-name="ce50" office:value-type="string" calcext:value-type="string" table:number-columns-spanned="20" table:number-rows-spanned="1">
            <text:p>Cta. Cte – SOLES</text:p>
          </table:table-cell>
          <table:covered-table-cell table:number-columns-repeated="18" table:style-name="ce27"/>
          <table:covered-table-cell table:style-name="ce30"/>
          <table:table-cell table:style-name="ce32" office:value-type="string" calcext:value-type="string" table:number-columns-spanned="6" table:number-rows-spanned="1">
            <text:p>Banco de la Nación Cta. De Detracciones 12%</text:p>
          </table:table-cell>
          <table:covered-table-cell table:number-columns-repeated="5" table:style-name="ce17"/>
          <table:table-cell table:style-name="ce34" office:value-type="string" calcext:value-type="string" table:number-columns-spanned="6" table:number-rows-spanned="1">
            <text:p>Condiciones de Pago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Observaciones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Disponibilidad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11" office:value-type="string" calcext:value-type="string" table:number-columns-spanned="3" table:number-rows-spanned="1">
            <text:p>{{banco_perucontrol}}</text:p>
          </table:table-cell>
          <table:covered-table-cell table:number-columns-repeated="2" table:style-name="ce18"/>
          <table:table-cell table:style-name="ce56" office:value-type="string" calcext:value-type="string" table:number-columns-spanned="20" table:number-rows-spanned="1">
            <text:p>{{cuenta_banco_perucontrol}}</text:p>
            <text:p>CCI: {{cci_perucontrol}}</text:p>
          </table:table-cell>
          <table:covered-table-cell table:number-columns-repeated="18" table:style-name="ce28"/>
          <table:covered-table-cell table:style-name="ce31"/>
          <table:table-cell table:style-name="ce33" office:value-type="string" calcext:value-type="string" table:number-columns-spanned="6" table:number-rows-spanned="1">
            <text:p>{{detracciones_perucontrol}}</text:p>
          </table:table-cell>
          <table:covered-table-cell table:number-columns-repeated="5" table:style-name="ce18"/>
          <table:table-cell table:style-name="ce35" office:value-type="string" calcext:value-type="string" table:number-columns-spanned="6" table:number-rows-spanned="1">
            <text:p>{{forma_pago}}</text:p>
          </table:table-cell>
          <table:covered-table-cell table:number-columns-repeated="4" table:style-name="ce68"/>
          <table:covered-table-cell table:style-name="ce72"/>
          <table:table-cell table:style-name="ce33" office:value-type="string" calcext:value-type="string" table:number-columns-spanned="6" table:number-rows-spanned="1">
            <text:p>{{observaciones}}</text:p>
          </table:table-cell>
          <table:covered-table-cell table:number-columns-repeated="5" table:style-name="ce68"/>
          <table:table-cell table:style-name="ce74" office:value-type="string" calcext:value-type="string" table:number-columns-spanned="6" table:number-rows-spanned="1">
            <text:p>{{disponibilidad}}</text:p>
          </table:table-cell>
          <table:covered-table-cell table:number-columns-repeated="4" table:style-name="ce68"/>
          <table:covered-table-cell table:style-name="ce78"/>
          <table:table-cell table:number-columns-repeated="16336"/>
        </table:table-row>
        <table:table-row table:style-name="ro6">
          <table:table-cell table:number-columns-repeated="16384"/>
        </table:table-row>
        <table:table-row table:style-name="ro5">
          <table:table-cell/>
          <table:table-cell table:style-name="ce10" office:value-type="string" calcext:value-type="string" table:number-columns-spanned="3" table:number-rows-spanned="1">
            <text:p>Cantidad</text:p>
          </table:table-cell>
          <table:covered-table-cell table:number-columns-repeated="2" table:style-name="ce17"/>
          <table:table-cell table:style-name="ce50" office:value-type="string" calcext:value-type="string" table:number-columns-spanned="26" table:number-rows-spanned="1">
            <text:p>Servicios</text:p>
          </table:table-cell>
          <table:covered-table-cell table:number-columns-repeated="18" table:style-name="ce27"/>
          <table:covered-table-cell table:style-name="ce30"/>
          <table:covered-table-cell table:number-columns-repeated="6" table:style-name="ce5"/>
          <table:table-cell table:style-name="ce34" office:value-type="string" calcext:value-type="string" table:number-columns-spanned="6" table:number-rows-spanned="1">
            <text:p>Costo {{frecuencia_servicio}}</text:p>
          </table:table-cell>
          <table:covered-table-cell table:number-columns-repeated="4" table:style-name="ce17"/>
          <table:covered-table-cell table:style-name="ce38"/>
          <table:table-cell table:style-name="ce32" office:value-type="string" calcext:value-type="string" table:number-columns-spanned="6" table:number-rows-spanned="1">
            <text:p>¿Se le aplican impuestos?</text:p>
          </table:table-cell>
          <table:covered-table-cell table:number-columns-repeated="5" table:style-name="ce17"/>
          <table:table-cell table:style-name="ce40" office:value-type="string" calcext:value-type="string" table:number-columns-spanned="6" table:number-rows-spanned="1">
            <text:p>Equipos a utilizar</text:p>
          </table:table-cell>
          <table:covered-table-cell table:style-name="ce17"/>
          <table:covered-table-cell table:number-columns-repeated="2" table:style-name="ce43"/>
          <table:covered-table-cell table:style-name="ce17"/>
          <table:covered-table-cell table:style-name="ce45"/>
          <table:table-cell table:number-columns-repeated="16336"/>
        </table:table-row>
        <table:table-row table:style-name="ro5">
          <table:table-cell/>
          <table:table-cell table:style-name="ce9" office:value-type="string" calcext:value-type="string" table:number-columns-spanned="3" table:number-rows-spanned="1">
            <text:p>{servicio_cantidad}</text:p>
          </table:table-cell>
          <table:covered-table-cell table:number-columns-repeated="2" table:style-name="ce19"/>
          <table:table-cell table:style-name="ce57" office:value-type="string" calcext:value-type="string" table:number-columns-spanned="26" table:number-rows-spanned="1">
            <text:p>{servicio_descripcion}</text:p>
          </table:table-cell>
          <table:covered-table-cell table:number-columns-repeated="19" table:style-name="ce29"/>
          <table:covered-table-cell table:number-columns-repeated="6" table:style-name="ce20"/>
          <table:table-cell table:style-name="ce9" office:value-type="string" calcext:value-type="string" table:number-columns-spanned="6" table:number-rows-spanned="1">
            <text:p>{servicio_costo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impuestos}</text:p>
          </table:table-cell>
          <table:covered-table-cell table:number-columns-repeated="5" table:style-name="ce69"/>
          <table:table-cell table:style-name="ce9" office:value-type="string" calcext:value-type="string" table:number-columns-spanned="6" table:number-rows-spanned="1">
            <text:p>{servicio_accesorios}</text:p>
          </table:table-cell>
          <table:covered-table-cell table:number-columns-repeated="5" table:style-name="ce69"/>
          <table:table-cell table:number-columns-repeated="16336"/>
        </table:table-row>
        <table:table-row table:style-name="ro7">
          <table:table-cell/>
          <table:table-cell table:style-name="ce13" office:value-type="string" calcext:value-type="string" table:number-columns-spanned="29" table:number-rows-spanned="1">
            <text:p>COSTO TOTAL</text:p>
          </table:table-cell>
          <table:covered-table-cell table:number-columns-repeated="28" table:style-name="ce20"/>
          <table:table-cell table:style-name="ce36" office:value-type="string" calcext:value-type="string" table:number-columns-spanned="6" table:number-rows-spanned="1">
            <text:p>{costo_total}</text:p>
          </table:table-cell>
          <table:covered-table-cell table:number-columns-repeated="5" table:style-name="ce20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PRODUCTOS A UTILIZAR</text:p>
          </table:table-cell>
          <table:covered-table-cell table:number-columns-repeated="34"/>
          <table:table-cell table:number-columns-repeated="16348"/>
        </table:table-row>
        <table:table-row table:style-name="ro6">
          <table:table-cell table:number-columns-repeated="16384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2">Desinsectación</text:span></text:p>
            <text:p>{productos_desinsect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2">Desratización</text:span></text:p>
            <text:p>{productos_desratiza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8">
          <table:table-cell/>
          <table:table-cell table:style-name="ce16" office:value-type="string" calcext:value-type="string" table:number-columns-spanned="35" table:number-rows-spanned="1">
            <text:p><text:span text:style-name="T2">Desinfección</text:span></text:p>
            <text:p>{productos_desinfeccion}</text:p>
          </table:table-cell>
          <table:covered-table-cell table:number-columns-repeated="34" table:style-name="ce46"/>
          <table:table-cell table:number-columns-repeated="1634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4" office:value-type="string" calcext:value-type="string" table:number-columns-spanned="35" table:number-rows-spanned="1">
            <text:p>TÉRMINOS Y CONDICIONES</text:p>
          </table:table-cell>
          <table:covered-table-cell table:number-columns-repeated="34"/>
          <table:table-cell table:number-columns-repeated="16348"/>
        </table:table-row>
        <table:table-row table:style-name="ro1">
          <table:table-cell table:style-name="ce4" office:value-type="string" calcext:value-type="string" table:number-columns-spanned="2" table:number-rows-spanned="1">
            <text:p>1.-</text:p>
          </table:table-cell>
          <table:covered-table-cell table:style-name="ce21"/>
          <table:table-cell table:style-name="ce48" office:value-type="string" calcext:value-type="string">
            <text:p>Los precios<text:span text:style-name="T3"> {{tiene_igv_2}} </text:span>incluyen IGV</text:p>
          </table:table-cell>
          <table:table-cell table:style-name="ce48" table:number-columns-repeated="45"/>
          <table:table-cell table:style-name="ce83" table:number-columns-repeated="16336"/>
        </table:table-row>
        <table:table-row table:style-name="ro1">
          <table:table-cell table:style-name="ce4" office:value-type="string" calcext:value-type="string" table:number-columns-spanned="2" table:number-rows-spanned="1">
            <text:p>{idx}.-</text:p>
          </table:table-cell>
          <table:covered-table-cell table:style-name="ce22"/>
          <table:table-cell table:style-name="ce49" office:value-type="string" calcext:value-type="string" table:number-columns-spanned="46" table:number-rows-spanned="1">
            <text:p>{terms}</text:p>
          </table:table-cell>
          <table:covered-table-cell table:style-name="ce49"/>
          <table:covered-table-cell table:number-columns-repeated="44" table:style-name="ce48"/>
          <table:table-cell table:style-name="ce83" table:number-columns-repeated="16336"/>
        </table:table-row>
        <table:table-row table:style-name="ro1" table:number-rows-repeated="7">
          <table:table-cell table:number-columns-repeated="16384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48"/>
          <table:table-cell table:style-name="Default"/>
          <table:table-cell table:number-columns-repeated="16335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8"/>
          <table:table-cell office:value-type="string" calcext:value-type="string">
            <text:p>.</text:p>
          </table:table-cell>
          <table:table-cell table:number-columns-repeated="16335"/>
        </table:table-row>
        <table:table-row table:style-name="ro9">
          <table:table-cell table:number-columns-repeated="16384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Slab703 MdCn BT" svg:font-family="'GeoSlab703 MdCn BT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4in" fo:margin-bottom="0.4in" fo:margin-left="0.3154in" fo:margin-right="0.3201in" style:scale-to="100%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 fo:background-color="transparent">
          <style:background-image xlink:href="Pictures/10000000000006750000013835908D17.jpg" xlink:type="simple" xlink:actuate="onLoad"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color="#ffffff" loext:opacity="100%" style:font-name="GeoSlab703 MdCn BT" fo:font-size="8pt" style:font-size-asian="8pt" style:font-size-complex="8pt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i desea discutir alguno de los elementos de esta proforma o si necesita alguna otra información, no dude en llamarme. Gracias.</text:span></text:p>
        <text:p><text:span text:style-name="MT1">{footer_contact}</text:span></text:p>
        <text:p><text:span text:style-name="MT1">¡Gracias por hacer negocios con nosotros!</text:span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 style:data-style-name="N2" text:time-value="15:40:33.3721608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16:26:55.929866167</meta:creation-date>
    <meta:generator>LibreOffice/24.8.7.2$Linux_X86_64 LibreOffice_project/480$Build-2</meta:generator>
    <dc:date>2025-06-24T16:03:29.027804050</dc:date>
    <meta:editing-duration>PT8H14M11S</meta:editing-duration>
    <meta:editing-cycles>236</meta:editing-cycles>
    <meta:document-statistic meta:table-count="1" meta:cell-count="52" meta:object-count="4"/>
  </office:meta>
</office:document-meta>
</file>